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njaliOldLipi" fo:font-size="20pt" style:font-size-asian="17.5pt" style:font-size-complex="20pt"/>
    </style:style>
    <style:style style:name="P2" style:family="paragraph" style:parent-style-name="Standard">
      <style:text-properties style:font-name="AnjaliOldLipi" fo:font-size="14pt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text-properties style:font-name="AnjaliOldLipi" fo:font-size="14pt" fo:font-style="normal" style:text-underline-style="none" fo:font-weight="normal" officeooo:rsid="000ce973" officeooo:paragraph-rsid="000ce973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text-properties style:font-name="AnjaliOldLipi" fo:font-size="14pt" fo:font-style="normal" style:text-underline-style="none" fo:font-weight="normal" officeooo:rsid="000f717f" officeooo:paragraph-rsid="000ce973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text-properties style:font-name="AnjaliOldLipi" fo:font-size="14pt" fo:font-style="normal" style:text-underline-style="none" fo:font-weight="normal" officeooo:rsid="0010ba24" officeooo:paragraph-rsid="0010ba24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style:font-name="AnjaliOldLipi" fo:font-size="14pt" fo:font-style="normal" style:text-underline-style="none" fo:font-weight="normal" officeooo:rsid="0034b0c3" officeooo:paragraph-rsid="0034b0c3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text-properties style:font-name="AnjaliOldLipi" fo:font-size="14pt" fo:font-style="normal" style:text-underline-style="none" fo:font-weight="normal" officeooo:rsid="00499865" officeooo:paragraph-rsid="00499865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style:font-name="AnjaliOldLipi" fo:font-size="14pt" fo:font-style="normal" style:text-underline-style="none" fo:font-weight="normal" officeooo:rsid="00499865" officeooo:paragraph-rsid="0060428e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style:font-name="AnjaliOldLipi" fo:font-size="14pt" fo:font-style="normal" style:text-underline-style="none" fo:font-weight="normal" officeooo:rsid="00499865" officeooo:paragraph-rsid="006f7856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style:font-name="AnjaliOldLipi" fo:font-size="14pt" fo:font-style="normal" style:text-underline-style="none" fo:font-weight="normal" officeooo:rsid="00b1c515" officeooo:paragraph-rsid="00b1c515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style:font-name="AnjaliOldLipi" fo:font-size="14pt" fo:font-style="normal" style:text-underline-style="none" fo:font-weight="normal" officeooo:rsid="00b3a3f7" officeooo:paragraph-rsid="00b3a3f7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style:font-name="AnjaliOldLipi" fo:font-size="14pt" fo:font-style="normal" style:text-underline-style="none" fo:font-weight="normal" officeooo:rsid="00b418a7" officeooo:paragraph-rsid="00b418a7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style:font-name="AnjaliOldLipi" fo:font-size="14pt" fo:font-style="normal" style:text-underline-style="none" fo:font-weight="normal" officeooo:rsid="00bd8f23" officeooo:paragraph-rsid="00bd8f23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style:font-name="AnjaliOldLipi" fo:font-size="14pt" fo:font-style="normal" style:text-underline-style="none" fo:font-weight="normal" officeooo:rsid="00bd8f23" officeooo:paragraph-rsid="00cd45d5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style:font-name="AnjaliOldLipi" fo:font-size="14pt" fo:font-style="normal" style:text-underline-style="none" fo:font-weight="normal" officeooo:rsid="00d99cf9" officeooo:paragraph-rsid="00d99cf9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break-before="page"/>
      <style:text-properties style:font-name="AnjaliOldLipi" fo:font-size="14pt" fo:font-style="normal" style:text-underline-style="none" fo:font-weight="normal" officeooo:rsid="00499865" officeooo:paragraph-rsid="0060428e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officeooo:rsid="000ce973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0e544b" style:font-weight-asian="bold" style:font-weight-complex="bold"/>
    </style:style>
    <style:style style:name="T3" style:family="text">
      <style:text-properties officeooo:rsid="000f717f"/>
    </style:style>
    <style:style style:name="T4" style:family="text">
      <style:text-properties officeooo:rsid="00154010"/>
    </style:style>
    <style:style style:name="T5" style:family="text">
      <style:text-properties officeooo:rsid="0015d2c6"/>
    </style:style>
    <style:style style:name="T6" style:family="text">
      <style:text-properties officeooo:rsid="00178589"/>
    </style:style>
    <style:style style:name="T7" style:family="text">
      <style:text-properties officeooo:rsid="00183265"/>
    </style:style>
    <style:style style:name="T8" style:family="text">
      <style:text-properties officeooo:rsid="001a419b"/>
    </style:style>
    <style:style style:name="T9" style:family="text">
      <style:text-properties officeooo:rsid="001a6e90"/>
    </style:style>
    <style:style style:name="T10" style:family="text">
      <style:text-properties officeooo:rsid="001f6eb6"/>
    </style:style>
    <style:style style:name="T11" style:family="text">
      <style:text-properties officeooo:rsid="00212a4c"/>
    </style:style>
    <style:style style:name="T12" style:family="text">
      <style:text-properties officeooo:rsid="0022dbce"/>
    </style:style>
    <style:style style:name="T13" style:family="text">
      <style:text-properties officeooo:rsid="0023211a"/>
    </style:style>
    <style:style style:name="T14" style:family="text">
      <style:text-properties officeooo:rsid="002dd3d0"/>
    </style:style>
    <style:style style:name="T15" style:family="text">
      <style:text-properties officeooo:rsid="0032f8ad"/>
    </style:style>
    <style:style style:name="T16" style:family="text">
      <style:text-properties officeooo:rsid="0034b0c3"/>
    </style:style>
    <style:style style:name="T17" style:family="text">
      <style:text-properties officeooo:rsid="00351311"/>
    </style:style>
    <style:style style:name="T18" style:family="text">
      <style:text-properties officeooo:rsid="0036b951"/>
    </style:style>
    <style:style style:name="T19" style:family="text">
      <style:text-properties officeooo:rsid="0036c214"/>
    </style:style>
    <style:style style:name="T20" style:family="text">
      <style:text-properties officeooo:rsid="003754ab"/>
    </style:style>
    <style:style style:name="T21" style:family="text">
      <style:text-properties officeooo:rsid="003a44e5"/>
    </style:style>
    <style:style style:name="T22" style:family="text">
      <style:text-properties officeooo:rsid="003c2a6f"/>
    </style:style>
    <style:style style:name="T23" style:family="text">
      <style:text-properties officeooo:rsid="0040918e"/>
    </style:style>
    <style:style style:name="T24" style:family="text">
      <style:text-properties officeooo:rsid="004a0685"/>
    </style:style>
    <style:style style:name="T25" style:family="text">
      <style:text-properties officeooo:rsid="004eb899"/>
    </style:style>
    <style:style style:name="T26" style:family="text">
      <style:text-properties officeooo:rsid="004fa7cb"/>
    </style:style>
    <style:style style:name="T27" style:family="text">
      <style:text-properties officeooo:rsid="0050d803"/>
    </style:style>
    <style:style style:name="T28" style:family="text">
      <style:text-properties officeooo:rsid="0055b371"/>
    </style:style>
    <style:style style:name="T29" style:family="text">
      <style:text-properties officeooo:rsid="00588ae3"/>
    </style:style>
    <style:style style:name="T30" style:family="text">
      <style:text-properties officeooo:rsid="005c3a92"/>
    </style:style>
    <style:style style:name="T31" style:family="text">
      <style:text-properties officeooo:rsid="005e34bc"/>
    </style:style>
    <style:style style:name="T32" style:family="text">
      <style:text-properties officeooo:rsid="0060428e"/>
    </style:style>
    <style:style style:name="T33" style:family="text">
      <style:text-properties officeooo:rsid="0060d309"/>
    </style:style>
    <style:style style:name="T34" style:family="text">
      <style:text-properties officeooo:rsid="0062c6c6"/>
    </style:style>
    <style:style style:name="T35" style:family="text">
      <style:text-properties officeooo:rsid="0064a25b"/>
    </style:style>
    <style:style style:name="T36" style:family="text">
      <style:text-properties officeooo:rsid="00694252"/>
    </style:style>
    <style:style style:name="T37" style:family="text">
      <style:text-properties officeooo:rsid="006ef04d"/>
    </style:style>
    <style:style style:name="T38" style:family="text">
      <style:text-properties officeooo:rsid="006f7856"/>
    </style:style>
    <style:style style:name="T39" style:family="text">
      <style:text-properties officeooo:rsid="00711df9"/>
    </style:style>
    <style:style style:name="T40" style:family="text">
      <style:text-properties officeooo:rsid="00722ba5"/>
    </style:style>
    <style:style style:name="T41" style:family="text">
      <style:text-properties officeooo:rsid="007ccdb3"/>
    </style:style>
    <style:style style:name="T42" style:family="text">
      <style:text-properties officeooo:rsid="007e7728"/>
    </style:style>
    <style:style style:name="T43" style:family="text">
      <style:text-properties officeooo:rsid="0081c5af"/>
    </style:style>
    <style:style style:name="T44" style:family="text">
      <style:text-properties officeooo:rsid="00848223"/>
    </style:style>
    <style:style style:name="T45" style:family="text">
      <style:text-properties officeooo:rsid="008cc5f0"/>
    </style:style>
    <style:style style:name="T46" style:family="text">
      <style:text-properties officeooo:rsid="008f3a05"/>
    </style:style>
    <style:style style:name="T47" style:family="text">
      <style:text-properties officeooo:rsid="00956bb7"/>
    </style:style>
    <style:style style:name="T48" style:family="text">
      <style:text-properties officeooo:rsid="0095bc14"/>
    </style:style>
    <style:style style:name="T49" style:family="text">
      <style:text-properties officeooo:rsid="00990db8"/>
    </style:style>
    <style:style style:name="T50" style:family="text">
      <style:text-properties officeooo:rsid="009d2c48"/>
    </style:style>
    <style:style style:name="T51" style:family="text">
      <style:text-properties officeooo:rsid="00aeb59e"/>
    </style:style>
    <style:style style:name="T52" style:family="text">
      <style:text-properties officeooo:rsid="00af721e"/>
    </style:style>
    <style:style style:name="T53" style:family="text">
      <style:text-properties officeooo:rsid="00b1c515"/>
    </style:style>
    <style:style style:name="T54" style:family="text">
      <style:text-properties officeooo:rsid="00b321d0"/>
    </style:style>
    <style:style style:name="T55" style:family="text">
      <style:text-properties officeooo:rsid="00b418a7"/>
    </style:style>
    <style:style style:name="T56" style:family="text">
      <style:text-properties officeooo:rsid="00b4d289"/>
    </style:style>
    <style:style style:name="T57" style:family="text">
      <style:text-properties officeooo:rsid="00b93f99"/>
    </style:style>
    <style:style style:name="T58" style:family="text">
      <style:text-properties officeooo:rsid="00bb927d"/>
    </style:style>
    <style:style style:name="T59" style:family="text">
      <style:text-properties officeooo:rsid="00bcde0b"/>
    </style:style>
    <style:style style:name="T60" style:family="text">
      <style:text-properties style:text-position="super 58%"/>
    </style:style>
    <style:style style:name="T61" style:family="text">
      <style:text-properties style:text-position="0% 100%"/>
    </style:style>
    <style:style style:name="T62" style:family="text">
      <style:text-properties officeooo:rsid="00c5fae3"/>
    </style:style>
    <style:style style:name="T63" style:family="text">
      <style:text-properties officeooo:rsid="00c82c56"/>
    </style:style>
    <style:style style:name="T64" style:family="text">
      <style:text-properties officeooo:rsid="00c8328a"/>
    </style:style>
    <style:style style:name="T65" style:family="text">
      <style:text-properties officeooo:rsid="00c9bec7"/>
    </style:style>
    <style:style style:name="T66" style:family="text">
      <style:text-properties officeooo:rsid="00cb59c4"/>
    </style:style>
    <style:style style:name="T67" style:family="text">
      <style:text-properties officeooo:rsid="00cd45d5"/>
    </style:style>
    <style:style style:name="T68" style:family="text">
      <style:text-properties officeooo:rsid="00ce2ece"/>
    </style:style>
    <style:style style:name="T69" style:family="text">
      <style:text-properties officeooo:rsid="00d10252"/>
    </style:style>
    <style:style style:name="T70" style:family="text">
      <style:text-properties officeooo:rsid="00d614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1">Working w</text:span><text:span text:style-name="T2">ith Maven</text:span></text:p>
      <text:p text:style-name="P2"/>
      <text:p text:style-name="P3">Morning :</text:p>
      <text:p text:style-name="P3">--------------</text:p>
      <text:p text:style-name="P4"/>
      <text:p text:style-name="P3">-<text:span text:style-name="T3">&gt; In general our IDE’s create their own project structure and won’t be standard/uniform. <text:s/>Also, if we move our project from one place to another, we need to change many things as it’s not portable.</text:span></text:p>
      <text:p text:style-name="P3"/>
      <text:p text:style-name="P5"><text:tab/>Disadvantages of Projects we used so far,</text:p>
      <text:p text:style-name="P5"><text:tab/><text:tab/>-not portable</text:p>
      <text:p text:style-name="P5"><text:tab/><text:tab/>-non uniform build process <text:span text:style-name="T7">across different IDEs</text:span></text:p>
      <text:p text:style-name="P5"/>
      <text:p text:style-name="P6">Maven :</text:p>
      <text:p text:style-name="P6">-------------</text:p>
      <text:p text:style-name="P5">-&gt; Projects using maven as definite/<text:span text:style-name="T5">standard</text:span> structute, have uniform build process <text:span text:style-name="T4">irrespective of the IDE we use</text:span> and are portable(i.e u can move the project, share the project with others)</text:p>
      <text:p text:style-name="P5"/>
      <text:p text:style-name="P5"><text:tab/><text:span text:style-name="T6">Advantages of using Maven Projects,</text:span></text:p>
      <text:p text:style-name="P5"><text:tab/><text:tab/>-<text:span text:style-name="T6">Portable</text:span></text:p>
      <text:p text:style-name="P5"><text:tab/><text:tab/>-<text:span text:style-name="T6">Uniform build process </text:span><text:span text:style-name="T7">across all IDEs.</text:span></text:p>
      <text:p text:style-name="P5"><text:span text:style-name="T8"><text:tab/><text:tab/>-</text:span><text:span text:style-name="T11">M</text:span><text:span text:style-name="T8">ade the build process, very easy </text:span><text:span text:style-name="T9">and very easy to manage.</text:span></text:p>
      <text:p text:style-name="P5"><text:tab/><text:tab/>-<text:span text:style-name="T10">Has a lot of good practices, that developer are following, like <text:tab/><text:tab/><text:tab/>keeping src, test separate with separate directories </text:span><text:span text:style-name="T11">but packaging <text:tab/><text:tab/></text:span><text:span text:style-name="T13">structure</text:span><text:span text:style-name="T11"> must be same </text:span><text:span text:style-name="T12">in src and test</text:span><text:span text:style-name="T11">.</text:span></text:p>
      <text:p text:style-name="P5"><text:tab/><text:tab/>-<text:span text:style-name="T14">Maven helps in managing java docs in a better way </text:span><text:span text:style-name="T15">for <text:tab/><text:tab/><text:tab/><text:tab/>documentation.</text:span></text:p>
      <text:p text:style-name="P5"/>
      <text:p text:style-name="P5"><text:tab/><text:span text:style-name="T16">Maven is considered </text:span><text:span text:style-name="T17">a</text:span><text:span text:style-name="T16"> build automation tool.</text:span></text:p>
      <text:p text:style-name="P5"><text:tab/><text:tab/><text:span text:style-name="T18">If we want src to be packaged in jars/</text:span><text:span text:style-name="T20">war</text:span><text:span text:style-name="T18"> tests to be run </text:span><text:span text:style-name="T19">etc.</text:span></text:p>
      <text:p text:style-name="P5"><text:tab/></text:p>
      <text:p text:style-name="P5"><text:tab/><text:span text:style-name="T21">Maven is also good at dependency management.</text:span></text:p>
      <text:p text:style-name="P5"><text:tab/><text:tab/><text:span text:style-name="T21">Project</text:span></text:p>
      <text:p text:style-name="P5"><text:tab/><text:tab/><text:span text:style-name="T21">|</text:span></text:p>
      <text:p text:style-name="P5"><text:tab/><text:tab/><text:span text:style-name="T21">A</text:span></text:p>
      <text:p text:style-name="P5"><text:tab/><text:tab/><text:span text:style-name="T21">|</text:span></text:p>
      <text:p text:style-name="P5"><text:tab/><text:tab/><text:span text:style-name="T21">B</text:span></text:p>
      <text:p text:style-name="P5"><text:soft-page-break/><text:tab/><text:tab/><text:span text:style-name="T21">In above, the project depends on jar A and jar A depends on jar B, <text:tab/><text:tab/>then Project is said to be dependednt on both A and B, so we <text:tab/><text:tab/><text:tab/>need to install both A and B. If we already have B but we require <text:tab/><text:tab/>B_01 then we need to uninstall, B and Install B_</text:span><text:span text:style-name="T22">01 This is called <text:tab/><text:tab/>Transitive Dependency Problem</text:span><text:span text:style-name="T21">, In reality there may be ‘n’ no.of <text:tab/><text:tab/>dependcies, and we cannot do all those manually. So maven <text:tab/><text:tab/><text:tab/>comes to play here and helps us by doing all this automatically for <text:tab/><text:tab/>us.</text:span></text:p>
      <text:p text:style-name="P5"><text:tab/>- <text:span text:style-name="T23">So maven solves the Transitive Dependency Problems</text:span></text:p>
      <text:p text:style-name="P5"/>
      <text:p text:style-name="P5"/>
      <text:p text:style-name="P7"><text:tab/>-In maven there’s a concept, that there will be Central Repostory which <text:tab/>contains all the Project Required Librarie<text:span text:style-name="T24">s. </text:span><text:span text:style-name="T25">Maven will pull the required <text:tab/>libraries from central repository, to our local system(i.e project) </text:span><text:span text:style-name="T26">by <text:tab/>creating <text:s/>alocal repsoitory, which contains the libraries pulled by maven <text:tab/>from central reposit</text:span><text:span text:style-name="T27">ory.</text:span></text:p>
      <text:p text:style-name="P7"/>
      <text:p text:style-name="P7"><text:tab/><text:tab/><text:span text:style-name="T28">While Building, if we have the library in local repository, it’ll use <text:tab/><text:tab/>that, if it did’nt it’ll pull the library from central repsoitory and <text:tab/><text:tab/><text:tab/>keeps it in local repository. It’ll reduce the build time.</text:span></text:p>
      <text:p text:style-name="P7"/>
      <text:p text:style-name="P7"><text:tab/><text:span text:style-name="T29">Project --&gt; Local Repo --&gt; Central Repository</text:span></text:p>
      <text:p text:style-name="P7"><text:tab/></text:p>
      <text:p text:style-name="P8"><text:tab/><text:span text:style-name="T32">L</text:span><text:span text:style-name="T30">et’s say, if we wat chat libraries, but in central library, there is google <text:tab/>chat library, GlobalLogic chat library, how can we install the required <text:tab/>one. </text:span><text:span text:style-name="T31">For this we have a cenept called Group. </text:span><text:span text:style-name="T33">What hapens is in central <text:tab/>repository, libraries will be in groups like GlocalLogic group, in which we <text:tab/>have chat, telephone, finance libraries etc. If i want finance of <text:tab/>GlobalLogic, group itself is not enough. Here the libraries inside a group <text:tab/>have artifact id’s which will be unique only for that group. </text:span><text:span text:style-name="T35">i.e within that <text:tab/>grp, no library should have the same articat ID, and the artifct Id can be <text:tab/>in another grpp.</text:span></text:p>
      <text:p text:style-name="P8"/>
      <text:p text:style-name="P8"><text:tab/><text:span text:style-name="T34">So, if we want a library, we need groupId and Artifact ID.</text:span></text:p>
      <text:p text:style-name="P8"><text:tab/></text:p>
      <text:p text:style-name="P8"><text:tab/><text:span text:style-name="T37">Some times we may have different versions for artifact like chat v_01, <text:tab/>chat_02 etc inside a group. In this cases, artifactId and groupId are not </text:span><text:soft-page-break/><text:span text:style-name="T37"><text:tab/>enough for installing a library, </text:span><text:span text:style-name="T38">In such cases we require VersionID of the <text:tab/>artifact in a group.</text:span></text:p>
      <text:p text:style-name="P8"><text:tab/></text:p>
      <text:p text:style-name="P9"><text:span text:style-name="T34"><text:tab/>So, if we want a library, we need </text:span><text:span text:style-name="T38">G</text:span><text:span text:style-name="T34">roup </text:span><text:span text:style-name="T38">ID</text:span><text:span text:style-name="T34"> and Artifact ID </text:span><text:span text:style-name="T38">and Version <text:tab/>ID</text:span><text:span text:style-name="T34">.</text:span></text:p>
      <text:p text:style-name="P9"><text:tab/><text:tab/><text:span text:style-name="T39">Group id ---&gt; reverse Domain name</text:span></text:p>
      <text:p text:style-name="P9"><text:tab/><text:tab/><text:span text:style-name="T39">Artifact Id --&gt; Unique lib name in group</text:span></text:p>
      <text:p text:style-name="P9"><text:tab/><text:tab/><text:span text:style-name="T39">Version id --&gt; Version</text:span></text:p>
      <text:p text:style-name="P8"/>
      <text:p text:style-name="P8"><text:tab/><text:span text:style-name="T36">Reverse Domains :</text:span></text:p>
      <text:p text:style-name="P8"><text:tab/><text:tab/><text:span text:style-name="T36">google.com --&gt; com.google</text:span></text:p>
      <text:p text:style-name="P8"><text:tab/><text:tab/><text:span text:style-name="T36">apache.org ---&gt; org.apache</text:span></text:p>
      <text:p text:style-name="P8">------------------------------------------------------------------</text:p>
      <text:p text:style-name="P8"><text:tab/>- <text:span text:style-name="T40">When we’ll create a new project, we have to provide, Our Project Id, <text:tab/>our group Id, Our Artifact Id and Our Project Version, as in future our <text:tab/>project might also be in repository.</text:span></text:p>
      <text:p text:style-name="P8"/>
      <text:p text:style-name="P8"><text:tab/>- <text:span text:style-name="T41">In Maven, the most imp file is pom.xml file. If we don’t have it, then <text:tab/>project is not Maven project. Pom -&gt; Project Object Model. </text:span><text:span text:style-name="T42">It has all the <text:tab/>information about project. </text:span><text:span text:style-name="T44">The folder, w</text:span><text:span text:style-name="T43">here we have pom file, that is <text:tab/>called project directory.</text:span></text:p>
      <text:p text:style-name="P8"/>
      <text:p text:style-name="P8"><text:tab/>-<text:span text:style-name="T45">We have RunTime Dependency and Test Time Depedenc</text:span><text:span text:style-name="T46">y and that <text:tab/>we’ll mention in scope tag in pom.xml and default scope will be compile <text:tab/>time. </text:span></text:p>
      <text:p text:style-name="P8"><text:tab/><text:span text:style-name="T47">Scope test – have libraries which we only for testing Junit and won’tt <text:tab/>give to client.</text:span></text:p>
      <text:p text:style-name="P8"><text:tab/><text:span text:style-name="T47">Scope runtime – </text:span><text:span text:style-name="T48">We have libraries that are required in runtime</text:span></text:p>
      <text:p text:style-name="P8"/>
      <text:p text:style-name="P8"><text:tab/>-<text:span text:style-name="T49">To build the project, we can use mvn compile after, adding the <text:tab/>dependcies. </text:span></text:p>
      <text:p text:style-name="P8"><text:tab/></text:p>
      <text:p text:style-name="P8"><text:tab/>-<text:span text:style-name="T50">The Structure will be main&lt; java&lt;com.subpackages</text:span></text:p>
      <text:p text:style-name="P8"/>
      <text:p text:style-name="P8"><text:tab/>-<text:span text:style-name="T51">In maven me have, Phases and Goals</text:span></text:p>
      <text:p text:style-name="P8"><text:tab/><text:tab/><text:span text:style-name="T51">Goals are </text:span><text:span text:style-name="T57">what we </text:span><text:span text:style-name="T51">execute</text:span></text:p>
      <text:p text:style-name="P8"><text:tab/><text:tab/><text:span text:style-name="T52">P</text:span><text:span text:style-name="T51">hases are what get execute</text:span><text:span text:style-name="T57">d</text:span><text:span text:style-name="T51">.</text:span></text:p>
      <text:p text:style-name="P8"/>
      <text:p text:style-name="P8"><text:soft-page-break/><text:tab/><text:span text:style-name="T53">Phases : </text:span><text:span text:style-name="T56">Different phases are : </text:span></text:p>
      <text:p text:style-name="P8"><text:tab/></text:p>
      <text:p text:style-name="P8"><text:span text:style-name="T53"><text:tab/><text:tab/>1) Validate Phase : It’ll validate, pom file is correct or not.</text:span></text:p>
      <text:p text:style-name="P10"><text:tab/><text:tab/>2) Compile Phase : Once validdate phase is done, It’ll come to <text:tab/><text:tab/>compile phase.</text:p>
      <text:p text:style-name="P10"><text:tab/><text:tab/>3) Test Phase : The phase to unit test.</text:p>
      <text:p text:style-name="P10"><text:tab/><text:tab/>4) Package : If we wan’t out compiler code to be packaged in <text:tab/><text:tab/><text:tab/>jar/war.</text:p>
      <text:p text:style-name="P11"><text:tab/><text:tab/>5) Verify Phase : For Integretaion Testing</text:p>
      <text:p text:style-name="P10"><text:span text:style-name="T55"><text:tab/><text:tab/>6</text:span>) Install Phase : When jar/<text:span text:style-name="T54">war</text:span> is created, we wanna install it in <text:tab/><text:tab/>local repository.</text:p>
      <text:p text:style-name="P12"><text:tab/><text:tab/>7) Deploy Phase : Deploying jar/war.</text:p>
      <text:p text:style-name="P8"><text:tab/></text:p>
      <text:p text:style-name="P8"><text:tab/><text:span text:style-name="T57">Goal : Different goals are :</text:span></text:p>
      <text:p text:style-name="P8"><text:tab/><text:tab/><text:span text:style-name="T57">validate : if we execute this validate phase will run</text:span></text:p>
      <text:p text:style-name="P8"><text:tab/><text:tab/><text:span text:style-name="T57">compile : if we execute compile phase will run and so on.</text:span></text:p>
      <text:p text:style-name="P8"><text:tab/><text:tab/><text:span text:style-name="T58">Test : test phase will run</text:span></text:p>
      <text:p text:style-name="P8"><text:tab/><text:tab/><text:span text:style-name="T59">package : package phase will run</text:span></text:p>
      <text:p text:style-name="P8"><text:tab/><text:tab/><text:span text:style-name="T59">verify : verify phase will run</text:span></text:p>
      <text:p text:style-name="P8"><text:tab/><text:tab/><text:span text:style-name="T59">install : install phase will run</text:span></text:p>
      <text:p text:style-name="P8"><text:tab/><text:tab/><text:span text:style-name="T59">Deploy: deploy phase will run</text:span></text:p>
      <text:p text:style-name="P8"><text:tab/><text:tab/><text:span text:style-name="T62">clean : your target directory will be deleted</text:span></text:p>
      <text:p text:style-name="P8"/>
      <text:p text:style-name="P13"><text:tab/><text:tab/>If we mention, pakage -&gt; all the phases upto package phase wil <text:tab/><text:tab/>run 1<text:span text:style-name="T60">st</text:span> and then package phase will run. <text:span text:style-name="T63">And likewise</text:span></text:p>
      <text:p text:style-name="P13"/>
      <text:p text:style-name="P13"><text:tab/>-<text:span text:style-name="T64">Maven is not a fixed build system, it’s capapbility keeps on increasing <text:tab/></text:span><text:span text:style-name="T65">like a browser. </text:span><text:span text:style-name="T66">The capabilities will be increase by plugins in maven</text:span></text:p>
      <text:p text:style-name="P14"><text:tab/><text:tab/><text:span text:style-name="T67">We write plugins to run like “mvn plugin:goal””</text:span></text:p>
      <text:p text:style-name="P14"><text:tab/><text:tab/><text:tab/><text:span text:style-name="T67">ex: mvn plugin1:compile like that.</text:span></text:p>
      <text:p text:style-name="P14"><text:tab/><text:tab/><text:span text:style-name="T68">Goals come from plugins.</text:span></text:p>
      <text:p text:style-name="P14"><text:tab/></text:p>
      <text:p text:style-name="P14"><text:tab/>-<text:span text:style-name="T69">To create a new project, copy the exixting project, remove .idea and <text:tab/>target folders and remove unnecesary java files, change </text:span><text:span text:style-name="T70">groupid, <text:tab/>artifact id and other things in </text:span><text:span text:style-name="T69"><text:s/>pom.xml as per requirement.</text:span></text:p>
      <text:p text:style-name="P14"/>
      <text:p text:style-name="P13"/>
      <text:p text:style-name="P16"/>
      <text:p text:style-name="P8"/>
      <text:p text:style-name="P8"/>
      <text:p text:style-name="P15">Afternoon :</text:p>
      <text:p text:style-name="P15">--------------------</text:p>
      <text:p text:style-name="P15"/>
      <text:p text:style-name="P7"><text:tab/></text:p>
      <text:p text:style-name="P7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1T09:32:17.302054544</meta:creation-date>
    <dc:date>2022-11-21T14:06:48.302703990</dc:date>
    <meta:editing-duration>PT4H23M7S</meta:editing-duration>
    <meta:editing-cycles>138</meta:editing-cycles>
    <meta:generator>LibreOffice/6.4.7.2$Linux_X86_64 LibreOffice_project/40$Build-2</meta:generator>
    <meta:document-statistic meta:table-count="0" meta:image-count="0" meta:object-count="0" meta:page-count="5" meta:paragraph-count="85" meta:word-count="992" meta:character-count="5837" meta:non-whitespace-character-count="4731"/>
  </office:meta>
</office:document-meta>
</file>